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.day {</text:p>
      <text:p text:style-name="P1"><text:s text:c="4"/>background-color: white;</text:p>
      <text:p text:style-name="P1"><text:s text:c="4"/>color: black;</text:p>
      <text:p text:style-name="P1">}</text:p>
      <text:p text:style-name="P1"/>
      <text:p text:style-name="P1">.night {</text:p>
      <text:p text:style-name="P1"><text:s text:c="4"/>background-color: black;</text:p>
      <text:p text:style-name="P1"><text:s text:c="4"/>color: gold;</text:p>
      <text:p text:style-name="P1">}</text:p>
      <text:p text:style-name="P1"/>
      <text:p text:style-name="P1">.button_night {</text:p>
      <text:p text:style-name="P1"><text:s text:c="4"/>background-color: darkblue;</text:p>
      <text:p text:style-name="P1"><text:s text:c="4"/>color: white;</text:p>
      <text:p text:style-name="P1">}</text:p>
      <text:p text:style-name="P1"/>
      <text:p text:style-name="P1">.button_day{</text:p>
      <text:p text:style-name="P1"><text:s text:c="4"/>background-color: white;</text:p>
      <text:p text:style-name="P1"><text:s text:c="4"/>color: black;</text:p>
      <text:p text:style-name="P1">}</text:p>
      <text:p text:style-name="P1"/>
      <text:p text:style-name="P1">html, body {</text:p>
      <text:p text:style-name="P1"><text:s text:c="4"/>margin: 0px;</text:p>
      <text:p text:style-name="P1"><text:s text:c="4"/>height: 100%;</text:p>
      <text:p text:style-name="P1">}</text:p>
      <text:p text:style-name="P1"/>
      <text:p text:style-name="P1">#app {</text:p>
      <text:p text:style-name="P1"><text:s text:c="4"/>height: 100%;</text:p>
      <text:p text:style-name="P1"><text:s text:c="4"/>padding: 10px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